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c2b00" officeooo:paragraph-rsid="001c2b00"/>
    </style:style>
    <style:style style:name="T1" style:family="text">
      <style:text-properties fo:background-color="#00cc33" loext:char-shading-value="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<text:span text:style-name="T1">Dashboard -&gt; Link Fixing with Title</text:span></text:p>
      <text:p text:style-name="P1">2. <text:span text:style-name="T1">New Order -&gt; No Change</text:span></text:p>
      <text:p text:style-name="P1">3. Order List -&gt; Design Change, Add Icon, Title Change</text:p>
      <text:p text:style-name="P1">4. Invoice View -&gt; Remove BOX BOX</text:p>
      <text:p text:style-name="P1">5. Production Calender -&gt; Daily Summary based on Product Type, # of orders, Total Amount</text:p>
      <text:p text:style-name="P1">6. Production Invoice -&gt; Need to Discuss</text:p>
      <text:p text:style-name="P1">7. Production Hub -&gt; Highlight Selected Hub and Make Right Side Hub Name BOLD</text:p>
      <text:p text:style-name="P1">8. Purchase -&gt; RAW Mat. IN</text:p>
      <text:p text:style-name="P1">9. RAW Mat. Out -&gt; Need a Good Name -&gt; Choose Product, Qty, Order</text:p>
      <text:p text:style-name="P1">10. Raw Materials Stock (Inventory) - Need to Discuss</text:p>
      <text:p text:style-name="P1">11. Reports -&gt; Based on XL Sheet</text:p>
      <text:p text:style-name="P1">12. Overall Design Chang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2T15:39:03.789795792</meta:creation-date>
    <dc:date>2017-07-16T15:25:35.867918232</dc:date>
    <meta:editing-duration>PT1H52M55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12" meta:word-count="106" meta:character-count="556" meta:non-whitespace-character-count="462"/>
  </office:meta>
</office:document-meta>
</file>